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1" style:family="table-cell" style:parent-style-name="Default">
      <style:table-cell-properties fo:background-color="#55215b"/>
      <style:text-properties fo:color="#ffffff"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5" style:family="table-cell" style:parent-style-name="Default">
      <style:table-cell-properties fo:background-color="#224b12"/>
      <style:text-properties fo:color="#ffffff"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9" style:family="table-cell" style:parent-style-name="Default">
      <style:table-cell-properties fo:border-bottom="0.74pt solid #000000" fo:border-left="0.74pt solid #000000" fo:border-right="none" fo:border-top="none"/>
    </style:style>
    <style:style style:name="ce100" style:family="table-cell" style:parent-style-name="Default">
      <style:table-cell-properties fo:background-color="#355269"/>
      <style:text-properties fo:color="#ffffff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ackground-color="#a1467e" fo:border-left="none" fo:border-right="0.74pt solid #000000" fo:border-top="0.74pt solid #000000"/>
    </style:style>
    <style:style style:name="ce103" style:family="table-cell" style:parent-style-name="Default" style:data-style-name="N116">
      <style:table-cell-properties fo:background-color="#cccccc" fo:border="0.74pt solid #000000"/>
    </style:style>
    <style:style style:name="ce104" style:family="table-cell" style:parent-style-name="Default">
      <style:table-cell-properties fo:background-color="#ffa6a6"/>
    </style:style>
    <style:style style:name="ce105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7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08" style:family="table-cell" style:parent-style-name="Default">
      <style:table-cell-properties fo:background-color="#cccccc" fo:border="0.74pt solid #000000"/>
    </style:style>
    <style:style style:name="ce109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style:font-name="Liberation Sans1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</style:style>
    <style:style style:name="ce11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12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style:font-name="Liberation Sans1"/>
    </style:style>
    <style:style style:name="ce23" style:family="table-cell" style:parent-style-name="Default" style:data-style-name="N116">
      <style:table-cell-properties fo:background-color="#333333" fo:border="0.74pt solid #000000"/>
      <style:text-properties fo:color="#ffffff"/>
    </style:style>
    <style:style style:name="ce113" style:family="table-cell" style:parent-style-name="Default">
      <style:table-cell-properties fo:border-bottom="none" fo:background-color="#77bc65" fo:border-left="0.74pt solid #000000" fo:border-right="none" fo:border-top="0.74pt solid #000000"/>
    </style:style>
    <style:style style:name="ce117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118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/>
    </style:style>
    <style:style style:name="ce119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123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ackground-color="#2a6099" fo:border-left="none" fo:border-right="none" fo:border-top="0.74pt solid #000000"/>
      <style:text-properties fo:color="#ffffff"/>
    </style:style>
    <style:style style:name="ce125" style:family="table-cell" style:parent-style-name="Default">
      <style:table-cell-properties fo:border-bottom="none" fo:background-color="#77bc65" fo:border-left="none" fo:border-right="0.74pt solid #000000" fo:border-top="0.74pt solid #000000"/>
      <style:text-properties style:font-name="Liberation Sans1"/>
    </style:style>
    <style:style style:name="ce129" style:family="table-cell" style:parent-style-name="Default">
      <style:table-cell-properties fo:background-color="#127622"/>
      <style:text-properties fo:color="#ffffff"/>
    </style:style>
    <style:style style:name="ce130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style:font-name="Liberation Sans1"/>
    </style:style>
    <style:style style:name="ce135" style:family="table-cell" style:parent-style-name="Default" style:data-style-name="N117">
      <style:table-cell-properties fo:background-color="#cccccc" fo:border="0.74pt solid #000000"/>
    </style:style>
    <style:style style:name="ce33" style:family="table-cell" style:parent-style-name="Default" style:data-style-name="N0"/>
    <style:style style:name="ce37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91" office:value-type="string" calcext:value-type="string">
            <text:p>3.1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rt</text:p>
          </table:table-cell>
          <table:table-cell table:style-name="ce102" office:value-type="string" calcext:value-type="string">
            <text:p>Messwerte</text:p>
          </table:table-cell>
          <table:table-cell/>
          <table:table-cell office:value-type="string" calcext:value-type="string">
            <text:p>TN-C</text:p>
          </table:table-cell>
          <table:table-cell table:number-columns-repeated="4"/>
        </table:table-row>
        <table:table-row table:style-name="ro2">
          <table:table-cell table:style-name="ce93" office:value-type="string" calcext:value-type="string">
            <text:p>U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6"/>
        </table:table-row>
        <table:table-row table:style-name="ro2">
          <table:table-cell table:style-name="ce93" office:value-type="string" calcext:value-type="string">
            <text:p>I</text:p>
          </table:table-cell>
          <table:table-cell table:style-name="ce103" office:value-type="float" office:value="100" calcext:value-type="float">
            <text:p>100,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</text:p>
          </table:table-cell>
          <table:table-cell table:style-name="ce103" table:formula="of:=[.B4]/[.B5]" office:value-type="float" office:value="0.5" calcext:value-type="float">
            <text:p>0,5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91" office:value-type="string" calcext:value-type="string">
            <text:p>3.2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I_div in mA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0.57" calcext:value-type="float">
            <text:p>20,5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0.6" calcext:value-type="float">
            <text:p>20,60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0" calcext:value-type="float">
            <text:p>20,00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1:.B13])" office:value-type="float" office:value="20.39" calcext:value-type="float">
            <text:p>20,39</text:p>
          </table:table-cell>
          <table:table-cell table:number-columns-repeated="6"/>
        </table:table-row>
        <table:table-row table:style-name="ro1">
          <table:table-cell table:style-name="ce91" office:value-type="string" calcext:value-type="string">
            <text:p>3.2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t in ms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7.77" calcext:value-type="float">
            <text:p>27,7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8.99" calcext:value-type="float">
            <text:p>28,99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5.89" calcext:value-type="float">
            <text:p>25,89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8:.B20])" office:value-type="float" office:value="27.55" calcext:value-type="float">
            <text:p>27,5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95" office:value-type="string" calcext:value-type="string">
            <text:p>3.3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U_eff in V</text:p>
          </table:table-cell>
          <table:table-cell table:style-name="ce109" office:value-type="string" calcext:value-type="string">
            <text:p>Phase ᵠ in °</text:p>
          </table:table-cell>
          <table:table-cell table:style-name="ce113" office:value-type="string" calcext:value-type="string">
            <text:p>Art</text:p>
          </table:table-cell>
          <table:table-cell table:style-name="ce119" office:value-type="string" calcext:value-type="string">
            <text:p>I_eff in mA</text:p>
          </table:table-cell>
          <table:table-cell table:style-name="ce125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2" calcext:value-type="float">
            <text:p>232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960" calcext:value-type="float">
            <text:p>960,00</text:p>
          </table:table-cell>
          <table:table-cell table:style-name="ce103" office:value-type="float" office:value="-70" calcext:value-type="float">
            <text:p>-70,00</text:p>
          </table:table-cell>
          <table:table-cell table:style-name="ce103" table:formula="of:=[.E26]*COS([.F26])" office:value-type="float" office:value="607.986434962848" calcext:value-type="float">
            <text:p>607,99</text:p>
          </table:table-cell>
          <table:table-cell table:style-name="ce103" table:formula="of:=[.E26]*SIN([.F26])" office:value-type="float" office:value="-742.935054295574" calcext:value-type="float">
            <text:p>-742,94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4" calcext:value-type="float">
            <text:p>234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900" calcext:value-type="float">
            <text:p>900,00</text:p>
          </table:table-cell>
          <table:table-cell table:style-name="ce103" office:value-type="float" office:value="170" calcext:value-type="float">
            <text:p>170,00</text:p>
          </table:table-cell>
          <table:table-cell table:style-name="ce103" table:formula="of:=[.E27]*COS([.F27])" office:value-type="float" office:value="844.195276907497" calcext:value-type="float">
            <text:p>844,20</text:p>
          </table:table-cell>
          <table:table-cell table:style-name="ce103" table:formula="of:=[.E27]*SIN([.F27])" office:value-type="float" office:value="311.984509947327" calcext:value-type="float">
            <text:p>311,98</text:p>
          </table:table-cell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920" calcext:value-type="float">
            <text:p>920,00</text:p>
          </table:table-cell>
          <table:table-cell table:style-name="ce103" office:value-type="float" office:value="50" calcext:value-type="float">
            <text:p>50,00</text:p>
          </table:table-cell>
          <table:table-cell table:style-name="ce103" table:formula="of:=[.E28]*COS([.F28])" office:value-type="float" office:value="887.768746212744" calcext:value-type="float">
            <text:p>887,77</text:p>
          </table:table-cell>
          <table:table-cell table:style-name="ce103" table:formula="of:=[.E28]*SIN([.F28])" office:value-type="float" office:value="-241.384865407614" calcext:value-type="float">
            <text:p>-241,38</text:p>
          </table:table-cell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style-name="ce103" table:formula="of:=[.E29]*COS([.F29])" office:value-type="float" office:value="0.01" calcext:value-type="float">
            <text:p>0,01</text:p>
          </table:table-cell>
          <table:table-cell table:style-name="ce103" table:formula="of:=[.E29]*SIN([.F29])" office:value-type="float" office:value="0" calcext:value-type="float">
            <text:p>0,00</text:p>
          </table:table-cell>
        </table:table-row>
        <table:table-row table:style-name="ro2">
          <table:table-cell table:number-columns-repeated="6"/>
          <table:table-cell table:formula="of:=SUM([.G26:.G29])" office:value-type="float" office:value="2339.96045808309" calcext:value-type="float">
            <text:p>2339,96045808309</text:p>
          </table:table-cell>
          <table:table-cell table:formula="of:=SUM([.H26:.H29])" office:value-type="float" office:value="-672.335409755861" calcext:value-type="float">
            <text:p>-672,335409755861</text:p>
          </table:table-cell>
        </table:table-row>
        <table:table-row table:style-name="ro1">
          <table:table-cell table:style-name="ce95" office:value-type="string" calcext:value-type="string">
            <text:p>3.3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I_N in mA</text:p>
          </table:table-cell>
          <table:table-cell table:style-name="ce109" office:value-type="string" calcext:value-type="string">
            <text:p>Phase ᵠ in °</text:p>
          </table:table-cell>
          <table:table-cell table:number-columns-repeated="5"/>
        </table:table-row>
        <table:table-row table:style-name="ro2">
          <table:table-cell table:style-name="ce99" office:value-type="string" calcext:value-type="string">
            <text:p>I_N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4"/>
          <table:table-cell table:style-name="ce33"/>
        </table:table-row>
        <table:table-row table:style-name="ro2">
          <table:table-cell table:number-columns-repeated="8"/>
        </table:table-row>
        <table:table-row table:style-name="ro1">
          <table:table-cell table:style-name="ce95" office:value-type="string" calcext:value-type="string">
            <text:p>3.3.c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Betrag z</text:p>
          </table:table-cell>
          <table:table-cell table:style-name="ce111" office:value-type="string" calcext:value-type="string">
            <text:p>Phase z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C_Y</text:p>
          </table:table-cell>
          <table:table-cell/>
        </table:table-row>
        <table:table-row table:style-name="ro2">
          <table:table-cell table:style-name="ce97" office:value-type="string" calcext:value-type="string">
            <text:p>Z_1K</text:p>
          </table:table-cell>
          <table:table-cell table:style-name="ce103" table:formula="of:=([.B26]/[.E26])*1000" office:value-type="float" office:value="241.666666666667" calcext:value-type="float">
            <text:p>241,67</text:p>
          </table:table-cell>
          <table:table-cell table:style-name="ce103" table:formula="of:=[.C26]-[.F26]" office:value-type="float" office:value="70" calcext:value-type="float">
            <text:p>70,00</text:p>
          </table:table-cell>
          <table:table-cell table:style-name="ce103" table:formula="of:=[.B39]*COS([.C39])" office:value-type="float" office:value="153.052140745856" calcext:value-type="float">
            <text:p>153,05</text:p>
          </table:table-cell>
          <table:table-cell table:style-name="ce103" table:formula="of:=[.B39]*SIN([.C39])" office:value-type="float" office:value="187.02358137649" calcext:value-type="float">
            <text:p>187,02</text:p>
          </table:table-cell>
          <table:table-cell table:style-name="ce103" table:formula="of:=[.E39]/(2*PI()*50)" office:value-type="float" office:value="0.595314549016354" calcext:value-type="float">
            <text:p>0,60</text:p>
          </table:table-cell>
          <table:table-cell table:style-name="ce135" table:formula="of:=[.F39]/((2*PI()*50*[.F39])^2+[.D39]^2)" office:value-type="float" office:value="0.0000101932574385678" calcext:value-type="float">
            <text:p>10,19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2K</text:p>
          </table:table-cell>
          <table:table-cell table:style-name="ce103" table:formula="of:=([.B27]/[.E27])*1000" office:value-type="float" office:value="260" calcext:value-type="float">
            <text:p>260,00</text:p>
          </table:table-cell>
          <table:table-cell table:style-name="ce103" table:formula="of:=[.C27]-[.F27]" office:value-type="float" office:value="70" calcext:value-type="float">
            <text:p>70,00</text:p>
          </table:table-cell>
          <table:table-cell table:style-name="ce103" table:formula="of:=[.B40]*COS([.C40])" office:value-type="float" office:value="164.662992802438" calcext:value-type="float">
            <text:p>164,66</text:p>
          </table:table-cell>
          <table:table-cell table:style-name="ce103" table:formula="of:=[.B40]*SIN([.C40])" office:value-type="float" office:value="201.211577205051" calcext:value-type="float">
            <text:p>201,21</text:p>
          </table:table-cell>
          <table:table-cell table:style-name="ce103" table:formula="of:=[.E40]/(2*PI()*50)" office:value-type="float" office:value="0.640476342390008" calcext:value-type="float">
            <text:p>0,64</text:p>
          </table:table-cell>
          <table:table-cell table:style-name="ce135" table:formula="of:=[.F40]/((2*PI()*50*[.F40])^2+[.D40]^2)" office:value-type="float" office:value="0.00000947450210636107" calcext:value-type="float">
            <text:p>9,47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3K</text:p>
          </table:table-cell>
          <table:table-cell table:style-name="ce103" table:formula="of:=([.B28]/[.E28])*1000" office:value-type="float" office:value="253.260869565217" calcext:value-type="float">
            <text:p>253,26</text:p>
          </table:table-cell>
          <table:table-cell table:style-name="ce103" table:formula="of:=[.C28]-[.F28]" office:value-type="float" office:value="70" calcext:value-type="float">
            <text:p>70,00</text:p>
          </table:table-cell>
          <table:table-cell table:style-name="ce103" table:formula="of:=[.B41]*COS([.C41])" office:value-type="float" office:value="160.394972085987" calcext:value-type="float">
            <text:p>160,39</text:p>
          </table:table-cell>
          <table:table-cell table:style-name="ce103" table:formula="of:=[.B41]*SIN([.C41])" office:value-type="float" office:value="195.99622695977" calcext:value-type="float">
            <text:p>196,00</text:p>
          </table:table-cell>
          <table:table-cell table:style-name="ce103" table:formula="of:=[.E41]/(2*PI()*50)" office:value-type="float" office:value="0.623875366960167" calcext:value-type="float">
            <text:p>0,62</text:p>
          </table:table-cell>
          <table:table-cell table:style-name="ce135" table:formula="of:=[.F41]/((2*PI()*50*[.F41])^2+[.D41]^2)" office:value-type="float" office:value="0.00000972661332120845" calcext:value-type="float">
            <text:p>9,73E-06</text:p>
          </table:table-cell>
          <table:table-cell/>
        </table:table-row>
        <table:table-row table:style-name="ro2">
          <table:table-cell table:style-name="ce99" office:value-type="string" calcext:value-type="string">
            <text:p>Z_KN</text:p>
          </table:table-cell>
          <table:table-cell table:style-name="ce103" table:formula="of:=([.B29]/[.E29])*1000" office:value-type="float" office:value="0" calcext:value-type="float">
            <text:p>0,00</text:p>
          </table:table-cell>
          <table:table-cell table:style-name="ce103" table:formula="of:=[.C29]-[.F29]" office:value-type="float" office:value="0" calcext:value-type="float">
            <text:p>0,00</text:p>
          </table:table-cell>
          <table:table-cell table:style-name="ce103" table:formula="of:=[.B42]*COS([.C42])" office:value-type="float" office:value="0" calcext:value-type="float">
            <text:p>0,00</text:p>
          </table:table-cell>
          <table:table-cell table:style-name="ce103" table:formula="of:=[.B42]*SIN([.C42])" office:value-type="float" office:value="0" calcext:value-type="float">
            <text:p>0,00</text:p>
          </table:table-cell>
          <table:table-cell table:style-name="ce103" table:formula="of:=[.E42]/(2*PI()*50)" office:value-type="float" office:value="0" calcext:value-type="float">
            <text:p>0,00</text:p>
          </table:table-cell>
          <table:table-cell table:style-name="ce135" table:formula="of:=[.F42]/((2*PI()*50*[.F42])^2+[.D42]^2)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10">
          <table:table-cell table:number-columns-repeated="8"/>
        </table:table-row>
        <table:table-row table:style-name="ro1">
          <table:table-cell table:style-name="ce100" office:value-type="string" calcext:value-type="string">
            <text:p>3.4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1" calcext:value-type="float">
            <text:p>231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140" calcext:value-type="float">
            <text:p>140,00</text:p>
          </table:table-cell>
          <table:table-cell table:style-name="ce103" office:value-type="float" office:value="-20" calcext:value-type="float">
            <text:p>-20,00</text:p>
          </table:table-cell>
          <table:table-cell table:style-name="ce103" table:formula="of:=[.E56]*COS([.F56])" office:value-type="float" office:value="57.1314886538749" calcext:value-type="float">
            <text:p>57,13</text:p>
          </table:table-cell>
          <table:table-cell table:style-name="ce103" table:formula="of:=[.E56]*SIN([.F56])" office:value-type="float" office:value="-127.812335101868" calcext:value-type="float">
            <text:p>-127,81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116" calcext:value-type="float">
            <text:p>116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103" table:formula="of:=[.E57]*COS([.F57])" office:value-type="float" office:value="37.7906314420772" calcext:value-type="float">
            <text:p>37,79</text:p>
          </table:table-cell>
          <table:table-cell table:style-name="ce103" table:formula="of:=[.E57]*SIN([.F57])" office:value-type="float" office:value="109.67163797085" calcext:value-type="float">
            <text:p>109,67</text:p>
          </table:table-cell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88" calcext:value-type="float">
            <text:p>88,00</text:p>
          </table:table-cell>
          <table:table-cell table:style-name="ce103" office:value-type="float" office:value="155" calcext:value-type="float">
            <text:p>155,00</text:p>
          </table:table-cell>
          <table:table-cell table:style-name="ce103" table:formula="of:=[.E58]*COS([.F58])" office:value-type="float" office:value="-42.8701987826941" calcext:value-type="float">
            <text:p>-42,87</text:p>
          </table:table-cell>
          <table:table-cell table:style-name="ce103" table:formula="of:=[.E58]*SIN([.F58])" office:value-type="float" office:value="-76.851454484169" calcext:value-type="float">
            <text:p>-76,85</text:p>
          </table:table-cell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75" calcext:value-type="float">
            <text:p>75,00</text:p>
          </table:table-cell>
          <table:table-cell table:style-name="ce103" office:value-type="float" office:value="90" calcext:value-type="float">
            <text:p>90,00</text:p>
          </table:table-cell>
          <table:table-cell table:style-name="ce103" table:formula="of:=[.E59]*COS([.F59])" office:value-type="float" office:value="-33.6055212096878" calcext:value-type="float">
            <text:p>-33,61</text:p>
          </table:table-cell>
          <table:table-cell table:style-name="ce103" table:formula="of:=[.E59]*SIN([.F59])" office:value-type="float" office:value="67.0497497700418" calcext:value-type="float">
            <text:p>67,05</text:p>
          </table:table-cell>
        </table:table-row>
        <table:table-row table:style-name="ro2">
          <table:table-cell table:number-columns-repeated="6"/>
          <table:table-cell table:formula="of:=SUM([.G56:.G59])" office:value-type="float" office:value="18.4464001035702" calcext:value-type="float">
            <text:p>18,4464001035702</text:p>
          </table:table-cell>
          <table:table-cell table:formula="of:=SUM([.H56:.H59])" office:value-type="float" office:value="-27.9424018451452" calcext:value-type="float">
            <text:p>-27,9424018451452</text:p>
          </table:table-cell>
        </table:table-row>
        <table:table-row table:style-name="ro1">
          <table:table-cell table:style-name="ce100" office:value-type="string" calcext:value-type="string">
            <text:p>3.4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8" office:value-type="float" office:value="231" calcext:value-type="float">
            <text:p>231</text:p>
          </table:table-cell>
          <table:table-cell table:style-name="ce108" office:value-type="float" office:value="0" calcext:value-type="float">
            <text:p>0</text:p>
          </table:table-cell>
          <table:table-cell table:style-name="ce97" office:value-type="string" calcext:value-type="string">
            <text:p>I_1</text:p>
          </table:table-cell>
          <table:table-cell table:style-name="ce108" office:value-type="float" office:value="150" calcext:value-type="float">
            <text:p>150</text:p>
          </table:table-cell>
          <table:table-cell table:style-name="ce108" office:value-type="float" office:value="0" calcext:value-type="float">
            <text:p>0</text:p>
          </table:table-cell>
          <table:table-cell table:style-name="ce103" table:formula="of:=[.E64]*COS([.F64])" office:value-type="float" office:value="150" calcext:value-type="float">
            <text:p>150,00</text:p>
          </table:table-cell>
          <table:table-cell table:style-name="ce103" table:formula="of:=[.E64]*SIN([.F64])" office:value-type="float" office:value="0" calcext:value-type="float">
            <text:p>0,00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8" office:value-type="float" office:value="234" calcext:value-type="float">
            <text:p>234</text:p>
          </table:table-cell>
          <table:table-cell table:style-name="ce108" office:value-type="float" office:value="40" calcext:value-type="float">
            <text:p>40</text:p>
          </table:table-cell>
          <table:table-cell table:style-name="ce97" office:value-type="string" calcext:value-type="string">
            <text:p>I_2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float" office:value="230" calcext:value-type="float">
            <text:p>230</text:p>
          </table:table-cell>
          <table:table-cell table:style-name="ce103" table:formula="of:=[.E65]*COS([.F65])" office:value-type="float" office:value="-63.0156753316046" calcext:value-type="float">
            <text:p>-63,02</text:p>
          </table:table-cell>
          <table:table-cell table:style-name="ce103" table:formula="of:=[.E65]*SIN([.F65])" office:value-type="float" office:value="-49.2851363242692" calcext:value-type="float">
            <text:p>-49,29</text:p>
          </table:table-cell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8" office:value-type="float" office:value="233" calcext:value-type="float">
            <text:p>233</text:p>
          </table:table-cell>
          <table:table-cell table:style-name="ce108" office:value-type="float" office:value="120" calcext:value-type="float">
            <text:p>120</text:p>
          </table:table-cell>
          <table:table-cell table:style-name="ce97" office:value-type="string" calcext:value-type="string">
            <text:p>I_3</text:p>
          </table:table-cell>
          <table:table-cell table:style-name="ce108" office:value-type="float" office:value="112" calcext:value-type="float">
            <text:p>112</text:p>
          </table:table-cell>
          <table:table-cell table:style-name="ce108" office:value-type="float" office:value="150" calcext:value-type="float">
            <text:p>150</text:p>
          </table:table-cell>
          <table:table-cell table:style-name="ce103" table:formula="of:=[.E66]*COS([.F66])" office:value-type="float" office:value="78.316090325578" calcext:value-type="float">
            <text:p>78,32</text:p>
          </table:table-cell>
          <table:table-cell table:style-name="ce103" table:formula="of:=[.E66]*SIN([.F66])" office:value-type="float" office:value="-80.0661601184664" calcext:value-type="float">
            <text:p>-80,07</text:p>
          </table:table-cell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68" calcext:value-type="float">
            <text:p>268</text:p>
          </table:table-cell>
          <table:table-cell table:style-name="ce98" office:value-type="string" calcext:value-type="string">
            <text:p>I_N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3" table:formula="of:=[.E67]*COS([.F67])" office:value-type="float" office:value="0" calcext:value-type="float">
            <text:p>0,00</text:p>
          </table:table-cell>
          <table:table-cell table:style-name="ce103" table:formula="of:=[.E67]*SIN([.F67])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style-name="ce37"/>
        </table:table-row>
        <table:table-row table:style-name="ro1">
          <table:table-cell table:style-name="ce100" office:value-type="string" calcext:value-type="string">
            <text:p>4.1.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 = P in W</text:p>
          </table:table-cell>
          <table:table-cell table:style-name="ce123" office:value-type="string" calcext:value-type="string">
            <text:p>Im{z} = Q in var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26]*[.E26])*SQRT(3)/1000" office:value-type="float" office:value="385.76235586174" calcext:value-type="float">
            <text:p>385,76</text:p>
          </table:table-cell>
          <table:table-cell table:style-name="ce23" table:formula="of:=[.C26]-[.F26]" office:value-type="float" office:value="70" calcext:value-type="float">
            <text:p>70,00</text:p>
          </table:table-cell>
          <table:table-cell table:style-name="ce103" table:formula="of:=IF([.C72] &gt; 360; [.C72]-360; [.C72])" office:value-type="float" office:value="70" calcext:value-type="float">
            <text:p>70,00</text:p>
          </table:table-cell>
          <table:table-cell table:style-name="ce103" table:formula="of:=[.B72]*COS([.D72])" office:value-type="float" office:value="244.310707795051" calcext:value-type="float">
            <text:p>244,31</text:p>
          </table:table-cell>
          <table:table-cell table:style-name="ce103" table:formula="of:=[.B72]*SIN([.D72])" office:value-type="float" office:value="298.537892497219" calcext:value-type="float">
            <text:p>298,54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27]*[.E27])*SQRT(3)/1000" office:value-type="float" office:value="364.769900074006" calcext:value-type="float">
            <text:p>364,77</text:p>
          </table:table-cell>
          <table:table-cell table:style-name="ce23" table:formula="of:=[.C27]-[.F27]" office:value-type="float" office:value="70" calcext:value-type="float">
            <text:p>70,00</text:p>
          </table:table-cell>
          <table:table-cell table:style-name="ce103" table:formula="of:=IF([.C73] &gt; 360; [.C73]-360; [.C73])" office:value-type="float" office:value="70" calcext:value-type="float">
            <text:p>70,00</text:p>
          </table:table-cell>
          <table:table-cell table:style-name="ce103" table:formula="of:=[.B73]*COS([.D73])" office:value-type="float" office:value="231.015782424738" calcext:value-type="float">
            <text:p>231,02</text:p>
          </table:table-cell>
          <table:table-cell table:style-name="ce103" table:formula="of:=[.B73]*SIN([.D73])" office:value-type="float" office:value="282.292026580075" calcext:value-type="float">
            <text:p>282,29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28]*[.E28])*SQRT(3)/1000" office:value-type="float" office:value="371.282411110465" calcext:value-type="float">
            <text:p>371,28</text:p>
          </table:table-cell>
          <table:table-cell table:style-name="ce23" table:formula="of:=[.C28]-[.F28]" office:value-type="float" office:value="70" calcext:value-type="float">
            <text:p>70,00</text:p>
          </table:table-cell>
          <table:table-cell table:style-name="ce103" table:formula="of:=IF([.C74] &gt; 360; [.C74]-360; [.C74])" office:value-type="float" office:value="70" calcext:value-type="float">
            <text:p>70,00</text:p>
          </table:table-cell>
          <table:table-cell table:style-name="ce103" table:formula="of:=[.B74]*COS([.D74])" office:value-type="float" office:value="235.140280724439" calcext:value-type="float">
            <text:p>235,14</text:p>
          </table:table-cell>
          <table:table-cell table:style-name="ce103" table:formula="of:=[.B74]*SIN([.D74])" office:value-type="float" office:value="287.331998184734" calcext:value-type="float">
            <text:p>287,33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29]*[.E29])*SQRT(3)/1000" office:value-type="float" office:value="0" calcext:value-type="float">
            <text:p>0,00</text:p>
          </table:table-cell>
          <table:table-cell table:style-name="ce23" table:formula="of:=[.C29]-[.F29]" office:value-type="float" office:value="0" calcext:value-type="float">
            <text:p>0,00</text:p>
          </table:table-cell>
          <table:table-cell table:style-name="ce103" table:formula="of:=IF([.C75] &gt; 360; [.C75]-360; [.C75])" office:value-type="float" office:value="0" calcext:value-type="float">
            <text:p>0,00</text:p>
          </table:table-cell>
          <table:table-cell table:style-name="ce103" table:formula="of:=[.B75]*COS([.D75])" office:value-type="float" office:value="0" calcext:value-type="float">
            <text:p>0,00</text:p>
          </table:table-cell>
          <table:table-cell table:style-name="ce103" table:formula="of:=[.B75]*SIN([.D75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100" office:value-type="string" calcext:value-type="string">
            <text:p>4.2.b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56]*[.E56])*SQRT(3)/1000" office:value-type="float" office:value="56.0145231167775" calcext:value-type="float">
            <text:p>56,01</text:p>
          </table:table-cell>
          <table:table-cell table:style-name="ce23" table:formula="of:=[.C56]-[.F56]" office:value-type="float" office:value="20" calcext:value-type="float">
            <text:p>20,00</text:p>
          </table:table-cell>
          <table:table-cell table:style-name="ce103" table:formula="of:=IF([.C80] &gt; 360; [.C80]-360; [.C80])" office:value-type="float" office:value="20" calcext:value-type="float">
            <text:p>20,00</text:p>
          </table:table-cell>
          <table:table-cell table:style-name="ce103" table:formula="of:=[.B80]*COS([.D80])" office:value-type="float" office:value="22.8585220849885" calcext:value-type="float">
            <text:p>22,86</text:p>
          </table:table-cell>
          <table:table-cell table:style-name="ce103" table:formula="of:=[.B80]*SIN([.D80])" office:value-type="float" office:value="51.1381928512349" calcext:value-type="float">
            <text:p>51,14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57]*[.E57])*SQRT(3)/1000" office:value-type="float" office:value="46.8138692269716" calcext:value-type="float">
            <text:p>46,81</text:p>
          </table:table-cell>
          <table:table-cell table:style-name="ce23" table:formula="of:=[.C57]-[.F57]" office:value-type="float" office:value="0" calcext:value-type="float">
            <text:p>0,00</text:p>
          </table:table-cell>
          <table:table-cell table:style-name="ce103" table:formula="of:=IF([.C81] &gt; 360; [.C81]-360; [.C81])" office:value-type="float" office:value="0" calcext:value-type="float">
            <text:p>0,00</text:p>
          </table:table-cell>
          <table:table-cell table:style-name="ce103" table:formula="of:=[.B81]*COS([.D81])" office:value-type="float" office:value="46.8138692269716" calcext:value-type="float">
            <text:p>46,81</text:p>
          </table:table-cell>
          <table:table-cell table:style-name="ce103" table:formula="of:=[.B81]*SIN([.D81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58]*[.E58])*SQRT(3)/1000" office:value-type="float" office:value="35.5139697583923" calcext:value-type="float">
            <text:p>35,51</text:p>
          </table:table-cell>
          <table:table-cell table:style-name="ce23" table:formula="of:=[.C58]-[.F58]" office:value-type="float" office:value="-35" calcext:value-type="float">
            <text:p>-35,00</text:p>
          </table:table-cell>
          <table:table-cell table:style-name="ce103" table:formula="of:=IF([.C82] &gt; 360; [.C82]-360; [.C82])" office:value-type="float" office:value="-35" calcext:value-type="float">
            <text:p>-35,00</text:p>
          </table:table-cell>
          <table:table-cell table:style-name="ce103" table:formula="of:=[.B82]*COS([.D82])" office:value-type="float" office:value="-32.0936976425146" calcext:value-type="float">
            <text:p>-32,09</text:p>
          </table:table-cell>
          <table:table-cell table:style-name="ce103" table:formula="of:=[.B82]*SIN([.D82])" office:value-type="float" office:value="15.206466375554" calcext:value-type="float">
            <text:p>15,21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59]*[.E59])*SQRT(3)/1000" office:value-type="float" office:value="0" calcext:value-type="float">
            <text:p>0,00</text:p>
          </table:table-cell>
          <table:table-cell table:style-name="ce23" table:formula="of:=[.C59]-[.F59]" office:value-type="float" office:value="-90" calcext:value-type="float">
            <text:p>-90,00</text:p>
          </table:table-cell>
          <table:table-cell table:style-name="ce103" table:formula="of:=IF([.C83] &gt; 360; [.C83]-360; [.C83])" office:value-type="float" office:value="-90" calcext:value-type="float">
            <text:p>-90,00</text:p>
          </table:table-cell>
          <table:table-cell table:style-name="ce103" table:formula="of:=[.B83]*COS([.D83])" office:value-type="float" office:value="-0" calcext:value-type="float">
            <text:p>0,00</text:p>
          </table:table-cell>
          <table:table-cell table:style-name="ce103" table:formula="of:=[.B83]*SIN([.D83])" office:value-type="float" office:value="-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64]*[.E64])*SQRT(3)/1000" office:value-type="float" office:value="60.0155604822616" calcext:value-type="float">
            <text:p>60,02</text:p>
          </table:table-cell>
          <table:table-cell table:style-name="ce23" table:formula="of:=[.C64]-[.F64]" office:value-type="float" office:value="0" calcext:value-type="float">
            <text:p>0,00</text:p>
          </table:table-cell>
          <table:table-cell table:style-name="ce103" table:formula="of:=IF([.C87] &gt; 360; [.C87]-360; [.C87])" office:value-type="float" office:value="0" calcext:value-type="float">
            <text:p>0,00</text:p>
          </table:table-cell>
          <table:table-cell table:style-name="ce103" table:formula="of:=[.B87]*COS([.D87])" office:value-type="float" office:value="60.0155604822616" calcext:value-type="float">
            <text:p>60,02</text:p>
          </table:table-cell>
          <table:table-cell table:style-name="ce103" table:formula="of:=[.B87]*SIN([.D87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65]*[.E65])*SQRT(3)/1000" office:value-type="float" office:value="32.4239911176894" calcext:value-type="float">
            <text:p>32,42</text:p>
          </table:table-cell>
          <table:table-cell table:style-name="ce23" table:formula="of:=[.C65]-[.F65]" office:value-type="float" office:value="-190" calcext:value-type="float">
            <text:p>-190,00</text:p>
          </table:table-cell>
          <table:table-cell table:style-name="ce103" table:formula="of:=IF([.C88] &gt; 360; [.C88]-360; [.C88])" office:value-type="float" office:value="-190" calcext:value-type="float">
            <text:p>-190,00</text:p>
          </table:table-cell>
          <table:table-cell table:style-name="ce103" table:formula="of:=[.B88]*COS([.D88])" office:value-type="float" office:value="2.14993298623777" calcext:value-type="float">
            <text:p>2,15</text:p>
          </table:table-cell>
          <table:table-cell table:style-name="ce103" table:formula="of:=[.B88]*SIN([.D88])" office:value-type="float" office:value="-32.3526349491767" calcext:value-type="float">
            <text:p>-32,35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66]*[.E66])*SQRT(3)/1000" office:value-type="float" office:value="45.1995978743174" calcext:value-type="float">
            <text:p>45,20</text:p>
          </table:table-cell>
          <table:table-cell table:style-name="ce23" table:formula="of:=[.C66]-[.F66]" office:value-type="float" office:value="-30" calcext:value-type="float">
            <text:p>-30,00</text:p>
          </table:table-cell>
          <table:table-cell table:style-name="ce103" table:formula="of:=IF([.C89] &gt; 360; [.C89]-360; [.C89])" office:value-type="float" office:value="-30" calcext:value-type="float">
            <text:p>-30,00</text:p>
          </table:table-cell>
          <table:table-cell table:style-name="ce103" table:formula="of:=[.B89]*COS([.D89])" office:value-type="float" office:value="6.97210350644922" calcext:value-type="float">
            <text:p>6,97</text:p>
          </table:table-cell>
          <table:table-cell table:style-name="ce103" table:formula="of:=[.B89]*SIN([.D89])" office:value-type="float" office:value="44.6586320961061" calcext:value-type="float">
            <text:p>44,66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67]*[.E67])*SQRT(3)/1000" office:value-type="float" office:value="0" calcext:value-type="float">
            <text:p>0,00</text:p>
          </table:table-cell>
          <table:table-cell table:style-name="ce23" table:formula="of:=[.C67]-[.F67]" office:value-type="float" office:value="268" calcext:value-type="float">
            <text:p>268,00</text:p>
          </table:table-cell>
          <table:table-cell table:style-name="ce103" table:formula="of:=IF([.C90] &gt; 360; [.C90]-360; [.C90])" office:value-type="float" office:value="268" calcext:value-type="float">
            <text:p>268,00</text:p>
          </table:table-cell>
          <table:table-cell table:style-name="ce103" table:formula="of:=[.B90]*COS([.D90])" office:value-type="float" office:value="-0" calcext:value-type="float">
            <text:p>0,00</text:p>
          </table:table-cell>
          <table:table-cell table:style-name="ce103" table:formula="of:=[.B90]*SIN([.D90])" office:value-type="float" office:value="-0" calcext:value-type="float">
            <text:p>0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7">
      <style:text-properties fo:color="#ff0000"/>
      <number:text>-</number:text>
      <number:scientific-number number:decimal-places="2" number:min-decimal-places="2" number:min-integer-digits="1" number:min-exponent-digits="2" number:exponent-interval="3" number:forced-exponent-sign="true"/>
      <style:map style:condition="value()&gt;=0" style:apply-style-name="N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.00.0000</text:date>, <text:time style:data-style-name="N2" text:time-value="10:43:42.162819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3:37.936329997</meta:creation-date>
    <dc:date>2023-10-14T02:29:06.009423537</dc:date>
    <meta:editing-duration>PT14H7M10S</meta:editing-duration>
    <meta:editing-cycles>13</meta:editing-cycles>
    <meta:generator>LibreOffice/7.5.7.1$Linux_X86_64 LibreOffice_project/50$Build-1</meta:generator>
    <meta:document-statistic meta:table-count="1" meta:cell-count="295" meta:object-count="0"/>
  </office:meta>
</office:document-meta>
</file>